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6pt" officeooo:rsid="00045ea4" officeooo:paragraph-rsid="000d808c" style:font-size-asian="16pt" style:font-size-complex="16pt"/>
    </style:style>
    <style:style style:name="P2" style:family="paragraph" style:parent-style-name="Text_20_body">
      <style:text-properties officeooo:rsid="000aca01" officeooo:paragraph-rsid="000d808c"/>
    </style:style>
    <style:style style:name="P3" style:family="paragraph" style:parent-style-name="Text_20_body">
      <style:text-properties officeooo:rsid="000f59fb" officeooo:paragraph-rsid="000f59fb"/>
    </style:style>
    <style:style style:name="P4" style:family="paragraph" style:parent-style-name="Heading_20_3">
      <style:text-properties officeooo:paragraph-rsid="000f59fb"/>
    </style:style>
    <style:style style:name="P5" style:family="paragraph" style:parent-style-name="Heading_20_3">
      <style:text-properties officeooo:paragraph-rsid="00153089"/>
    </style:style>
    <style:style style:name="P6" style:family="paragraph" style:parent-style-name="Heading_20_3">
      <style:text-properties officeooo:paragraph-rsid="001607b7"/>
    </style:style>
    <style:style style:name="P7" style:family="paragraph" style:parent-style-name="Heading_20_3">
      <style:text-properties officeooo:paragraph-rsid="00170dc1"/>
    </style:style>
    <style:style style:name="P8" style:family="paragraph" style:parent-style-name="Heading_20_3">
      <style:paragraph-properties fo:break-before="page"/>
      <style:text-properties officeooo:rsid="0008f0b2" officeooo:paragraph-rsid="000d808c"/>
    </style:style>
    <style:style style:name="P9" style:family="paragraph" style:parent-style-name="Heading_20_3">
      <style:paragraph-properties fo:break-before="page"/>
      <style:text-properties officeooo:paragraph-rsid="00153089"/>
    </style:style>
    <style:style style:name="P10" style:family="paragraph" style:parent-style-name="Heading_20_3">
      <style:paragraph-properties fo:break-before="page"/>
      <style:text-properties officeooo:rsid="00087423" officeooo:paragraph-rsid="001607b7"/>
    </style:style>
    <style:style style:name="P11" style:family="paragraph" style:parent-style-name="Heading_20_3">
      <style:paragraph-properties fo:break-before="page"/>
      <style:text-properties officeooo:paragraph-rsid="00170dc1"/>
    </style:style>
    <style:style style:name="P12" style:family="paragraph" style:parent-style-name="Heading_20_2">
      <style:text-properties officeooo:rsid="000aca01" officeooo:paragraph-rsid="000d808c"/>
    </style:style>
    <style:style style:name="P13" style:family="paragraph" style:parent-style-name="Heading_20_2">
      <style:text-properties officeooo:paragraph-rsid="00153089"/>
    </style:style>
    <style:style style:name="P14" style:family="paragraph" style:parent-style-name="Heading_20_2">
      <style:text-properties officeooo:rsid="000b6937" officeooo:paragraph-rsid="001607b7"/>
    </style:style>
    <style:style style:name="P15" style:family="paragraph" style:parent-style-name="Heading_20_2">
      <style:text-properties officeooo:paragraph-rsid="001607b7"/>
    </style:style>
    <style:style style:name="P16" style:family="paragraph" style:parent-style-name="Heading_20_2">
      <style:text-properties officeooo:paragraph-rsid="00170dc1"/>
    </style:style>
    <style:style style:name="P17" style:family="paragraph" style:parent-style-name="Text_20_body">
      <style:text-properties officeooo:rsid="000f59fb" officeooo:paragraph-rsid="000f59fb"/>
    </style:style>
    <style:style style:name="P18" style:family="paragraph" style:parent-style-name="Text_20_body">
      <style:text-properties officeooo:paragraph-rsid="00153089"/>
    </style:style>
    <style:style style:name="P19" style:family="paragraph" style:parent-style-name="Text_20_body">
      <style:text-properties officeooo:rsid="0008f0b2" officeooo:paragraph-rsid="00170dc1"/>
    </style:style>
    <style:style style:name="P20" style:family="paragraph" style:parent-style-name="Text_20_body">
      <style:text-properties officeooo:rsid="00087423" officeooo:paragraph-rsid="001607b7"/>
    </style:style>
    <style:style style:name="P21" style:family="paragraph" style:parent-style-name="Text_20_body">
      <style:text-properties officeooo:paragraph-rsid="00170dc1"/>
    </style:style>
    <style:style style:name="P22" style:family="paragraph" style:parent-style-name="Heading_20_1" style:master-page-name="Right_20_Page">
      <style:paragraph-properties style:page-number="auto"/>
      <style:text-properties officeooo:paragraph-rsid="00170dc1"/>
    </style:style>
    <style:style style:name="P23" style:family="paragraph" style:parent-style-name="Standard">
      <style:text-properties officeooo:paragraph-rsid="00153089"/>
    </style:style>
    <style:style style:name="P24" style:family="paragraph" style:parent-style-name="Standard">
      <style:text-properties style:font-name="Courier 10 Pitch" fo:font-size="16pt" officeooo:rsid="00045ea4" officeooo:paragraph-rsid="001607b7" style:font-size-asian="16pt" style:font-size-complex="16pt"/>
    </style:style>
    <style:style style:name="P25" style:family="paragraph" style:parent-style-name="Standard">
      <style:text-properties style:font-name="Courier 10 Pitch" fo:font-size="16pt" officeooo:rsid="00045ea4" officeooo:paragraph-rsid="00170dc1" style:font-size-asian="16pt" style:font-size-complex="16pt"/>
    </style:style>
    <style:style style:name="T1" style:family="text">
      <style:text-properties officeooo:rsid="000f14e3"/>
    </style:style>
    <style:style style:name="T2" style:family="text">
      <style:text-properties officeooo:rsid="000f59fb"/>
    </style:style>
    <style:style style:name="T3" style:family="text">
      <style:text-properties officeooo:rsid="0008f0b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1">Hallelujah (Leonard Cohen)</text:h>
      <text:h text:style-name="P16" text:outline-level="2">Time Signature: 6/8</text:h>
      <text:h text:style-name="P16" text:outline-level="2">Chords: Am, C, Em, F, G</text:h>
      <text:h text:style-name="P16" text:outline-level="2">Tempo: 60 - 80 BPM</text:h>
      <text:p text:style-name="P25"/>
      <text:h text:style-name="P11" text:outline-level="3">[INTRO]</text:h>
      <text:p text:style-name="P21">C <text:s/>Am <text:s/>C <text:s/>Am</text:p>
      <text:h text:style-name="P7" text:outline-level="3">[VERSE 1]</text:h>
      <text:p text:style-name="P21"><text:s text:c="6"/>C <text:s text:c="16"/>Am</text:p>
      <text:p text:style-name="P21">Now I've heard there was a secret chord</text:p>
      <text:p text:style-name="P21"><text:s text:c="5"/>C <text:s text:c="18"/>Am</text:p>
      <text:p text:style-name="P21">That David played and it pleased the Lord</text:p>
      <text:p text:style-name="P21"><text:s text:c="4"/>F <text:s text:c="15"/>G <text:s text:c="14"/>C <text:s text:c="4"/>G</text:p>
      <text:p text:style-name="P21">But you don't really care for music, do you?</text:p>
      <text:p text:style-name="P21"><text:s text:c="3"/>C <text:s text:c="18"/>F <text:s text:c="10"/>G</text:p>
      <text:p text:style-name="P21">It goes like this, the fourth, the fifth,</text:p>
      <text:p text:style-name="P21"><text:s text:c="4"/>Am <text:s text:c="13"/>F</text:p>
      <text:p text:style-name="P21">The minor fall, the major lift,</text:p>
      <text:p text:style-name="P21"><text:s text:c="4"/>G <text:s text:c="15"/>Em <text:s text:c="9"/>Am</text:p>
      <text:p text:style-name="P21">The baffled king composing, Hallelujah.</text:p>
      <text:h text:style-name="P7" text:outline-level="3">[CHORUS]</text:h>
      <text:p text:style-name="P21"><text:s text:c="5"/>F <text:s text:c="10"/>Am <text:s text:c="9"/>F <text:s text:c="8"/>C <text:s/>G C</text:p>
      <text:p text:style-name="P21">Hallelujah, Hallelujah, Hallelujah, Hallelujah.</text:p>
      <text:p text:style-name="P21">Am C Am</text:p>
      <text:h text:style-name="P7" text:outline-level="3">[VERSE 2]</text:h>
      <text:p text:style-name="P21"><text:s text:c="5"/>C <text:s text:c="23"/>Am</text:p>
      <text:p text:style-name="P21">Your faith was strong but you needed proof,</text:p>
      <text:p text:style-name="P21"><text:s text:c="4"/>C <text:s text:c="14"/>Am</text:p>
      <text:p text:style-name="P21">You saw her bathing on the roof,</text:p>
      <text:p text:style-name="P21"><text:s text:c="4"/>F <text:s text:c="13"/>G <text:s text:c="15"/>C <text:s text:c="3"/>G</text:p>
      <text:p text:style-name="P21">Her beauty and the moonlight overthrew you</text:p>
      <text:p text:style-name="P21"><text:s text:c="4"/>C <text:s text:c="12"/>F <text:s text:c="6"/>G</text:p>
      <text:p text:style-name="P21">She tied you to a kitchen chair,</text:p>
      <text:p text:style-name="P21"><text:s text:c="4"/>Am <text:s text:c="24"/>F</text:p>
      <text:p text:style-name="P21">She broke your throne, and she cut your hair,</text:p>
      <text:p text:style-name="P21"><text:s text:c="4"/>G <text:s text:c="17"/>Em <text:s text:c="11"/>Am</text:p>
      <text:p text:style-name="P21">And from your lips she drew the Hallelujah</text:p>
      <text:h text:style-name="P7" text:outline-level="3"><text:soft-page-break/></text:h>
      <text:h text:style-name="P7" text:outline-level="3">[CHORUS]</text:h>
      <text:p text:style-name="P21"><text:s text:c="5"/>F <text:s text:c="10"/>Am <text:s text:c="9"/>F <text:s text:c="8"/>C <text:s/>G C</text:p>
      <text:p text:style-name="P21">Hallelujah, Hallelujah, Hallelujah, Hallelujah.</text:p>
      <text:p text:style-name="P21">Am C Am</text:p>
      <text:h text:style-name="P7" text:outline-level="3">[VERSE 3]</text:h>
      <text:p text:style-name="P21"><text:s text:c="4"/>C <text:s text:c="9"/>Am</text:p>
      <text:p text:style-name="P21">Baby I've been here before</text:p>
      <text:p text:style-name="P21"><text:s text:c="5"/>C <text:s text:c="22"/>Am</text:p>
      <text:p text:style-name="P21">I've seen this room and I've walked this floor</text:p>
      <text:p text:style-name="P21"><text:s text:c="2"/>F <text:s text:c="12"/>G <text:s text:c="12"/>C <text:s text:c="9"/>G</text:p>
      <text:p text:style-name="P21">I used to live alone before I knew you</text:p>
      <text:p text:style-name="P21"><text:s text:c="3"/>C <text:s text:c="22"/>F <text:s text:c="5"/>G</text:p>
      <text:p text:style-name="P21">I've seen your flag on the marble arch</text:p>
      <text:p text:style-name="P21"><text:s text:c="4"/>Am <text:s text:c="19"/>F</text:p>
      <text:p text:style-name="P21">But love is not a victory march</text:p>
      <text:p text:style-name="P21"><text:s text:c="7"/>G <text:s text:c="14"/>Em <text:s text:c="9"/>Am</text:p>
      <text:p text:style-name="P21">It's a cold and it's a broken hallelujah</text:p>
      <text:h text:style-name="P7" text:outline-level="3">[CHORUS]</text:h>
      <text:p text:style-name="P21"><text:s text:c="5"/>F <text:s text:c="10"/>Am <text:s text:c="9"/>F <text:s text:c="8"/>C <text:s/>G C</text:p>
      <text:p text:style-name="P21">Hallelujah, Hallelujah, Hallelujah, Hallelujah.</text:p>
      <text:p text:style-name="P21">Am C Am</text:p>
      <text:h text:style-name="P7" text:outline-level="3">[VERSE 4]</text:h>
      <text:p text:style-name="P21"><text:s text:c="4"/>C <text:s text:c="13"/>Am </text:p>
      <text:p text:style-name="P21">You say I took the name in vain,</text:p>
      <text:p text:style-name="P21"><text:s text:c="4"/>C <text:s text:c="11"/>Am </text:p>
      <text:p text:style-name="P21">But I don't even know the name,</text:p>
      <text:p text:style-name="P21"><text:s text:c="4"/>F <text:s text:c="13"/>G <text:s text:c="16"/>C <text:s text:c="5"/>G </text:p>
      <text:p text:style-name="P21">But if I did, well really, what's it to you?</text:p>
      <text:p text:style-name="P21"/>
      <text:p text:style-name="P21"><text:s text:c="10"/>C <text:s text:c="16"/>F <text:s text:c="4"/>G </text:p>
      <text:p text:style-name="P21">There's a blaze of light in every word,</text:p>
      <text:p text:style-name="P21"><text:s text:c="3"/>Am <text:s text:c="12"/>F </text:p>
      <text:p text:style-name="P21">It doesn't matter which you heard:</text:p>
      <text:p text:style-name="P21"><text:s text:c="4"/>G <text:s text:c="10"/>Em <text:s text:c="9"/>Am </text:p>
      <text:p text:style-name="P21">The holy or the broken Hallelujah.</text:p>
      <text:h text:style-name="P7" text:outline-level="3"><text:soft-page-break/>[CHORUS]</text:h>
      <text:p text:style-name="P21"><text:s text:c="5"/>F <text:s text:c="10"/>Am <text:s text:c="9"/>F <text:s text:c="8"/>C <text:s/>G C</text:p>
      <text:p text:style-name="P21">Hallelujah, Hallelujah, Hallelujah, Hallelujah.</text:p>
      <text:p text:style-name="P21">Am C Am</text:p>
      <text:h text:style-name="P7" text:outline-level="3">[VERSE 5]</text:h>
      <text:p text:style-name="P21"><text:s text:c="2"/>C <text:s text:c="14"/>Am</text:p>
      <text:p text:style-name="P21">I did my best, it wasn't much,</text:p>
      <text:p text:style-name="P21"><text:s text:c="2"/>C <text:s text:c="17"/>Am</text:p>
      <text:p text:style-name="P21">I couldn't feel so I tried to touch.</text:p>
      <text:p text:style-name="P21"><text:s text:c="5"/>F <text:s text:c="16"/>G <text:s text:c="13"/>C <text:s text:c="5"/>G</text:p>
      <text:p text:style-name="P21">I've told the truth, I didn't come to fool you</text:p>
      <text:p text:style-name="P21"><text:s text:c="4"/>C <text:s text:c="13"/>F <text:s text:c="7"/>G</text:p>
      <text:p text:style-name="P21">And even though it all went wrong</text:p>
      <text:p text:style-name="P21"><text:s text:c="5"/>Am <text:s text:c="14"/>F</text:p>
      <text:p text:style-name="P21">I'll stand before the Lord of Song</text:p>
      <text:p text:style-name="P21"><text:s text:c="5"/>G <text:s text:c="12"/>Em <text:s text:c="12"/>Am</text:p>
      <text:p text:style-name="P21">With nothing on my tongue but Hallelujah.</text:p>
      <text:h text:style-name="P7" text:outline-level="3">[CHORUS]</text:h>
      <text:p text:style-name="P21"><text:s text:c="5"/>F <text:s text:c="10"/>Am <text:s text:c="9"/>F <text:s text:c="8"/>C <text:s/>G C</text:p>
      <text:p text:style-name="P21">Hallelujah, Hallelujah, Hallelujah, Hallelujah.</text:p>
      <text:p text:style-name="P21">Am C Am</text:p>
      <text:h text:style-name="P7" text:outline-level="3">[VERSE 6]</text:h>
      <text:p text:style-name="P21"><text:s text:c="6"/>C <text:s text:c="14"/>Am</text:p>
      <text:p text:style-name="P21">Well, maybe there's a God above</text:p>
      <text:p text:style-name="P21"><text:s text:c="4"/>C <text:s text:c="12"/>Am</text:p>
      <text:p text:style-name="P21">But all I've ever learned from love</text:p>
      <text:p text:style-name="P21"><text:s text:c="4"/>F <text:s text:c="14"/>G <text:s text:c="14"/>C <text:s text:c="6"/>G</text:p>
      <text:p text:style-name="P21">Was how to shoot at someone who outdrew you</text:p>
      <text:p text:style-name="P21"><text:s text:c="5"/>C <text:s text:c="17"/>F <text:s text:c="6"/>G</text:p>
      <text:p text:style-name="P21">It's not a cry that you hear at night</text:p>
      <text:p text:style-name="P21"><text:s text:c="5"/>Am <text:s text:c="16"/>F</text:p>
      <text:p text:style-name="P21">It's not somebody who's seen the light</text:p>
      <text:p text:style-name="P21"><text:s text:c="7"/>G <text:s text:c="14"/>Em <text:s text:c="9"/>Am</text:p>
      <text:p text:style-name="P21">It's a cold and it's a broken hallelujah</text:p>
      <text:p text:style-name="P21"/>
      <text:h text:style-name="P7" text:outline-level="3"><text:soft-page-break/>[CHORUS x2]</text:h>
      <text:p text:style-name="P21"><text:s text:c="5"/>F <text:s text:c="10"/>Am <text:s text:c="9"/>F <text:s text:c="8"/>C <text:s text:c="2"/>G</text:p>
      <text:p text:style-name="P21">Hallelujah, Hallelujah, Hallelujah, Hallelujah,</text:p>
      <text:p text:style-name="P21"><text:s text:c="5"/>F <text:s text:c="10"/>Am <text:s text:c="9"/>F <text:s text:c="8"/>C <text:s/>G C</text:p>
      <text:p text:style-name="P19"><text:span text:style-name="T3">Hallelujah, Hallelujah, Hallelujah, Hallelujah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 style:writing-mode="page"/>
      <style:text-properties style:font-name="Courier New" fo:font-family="'Courier New'" style:font-style-name="Regular" style:font-pitch="variable" fo:font-size="18pt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0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20M52S</meta:editing-duration>
    <meta:editing-cycles>7</meta:editing-cycles>
    <meta:generator>LibreOffice/5.2.5.1$MacOSX_X86_64 LibreOffice_project/0312e1a284a7d50ca85a365c316c7abbf20a4d22</meta:generator>
    <dc:title>Lyrics + Chords</dc:title>
    <dc:date>2017-04-03T12:27:10.178145000</dc:date>
    <meta:print-date>2017-04-03T12:23:29.985893000</meta:print-date>
    <meta:document-statistic meta:table-count="0" meta:image-count="0" meta:object-count="0" meta:page-count="5" meta:paragraph-count="109" meta:word-count="494" meta:character-count="3344" meta:non-whitespace-character-count="1802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